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942cm"/>
    </style:style>
    <style:style style:name="Table1.B" style:family="table-column">
      <style:table-column-properties style:column-width="7.876cm"/>
    </style:style>
    <style:style style:name="Table1.C" style:family="table-column">
      <style:table-column-properties style:column-width="6.18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563cm"/>
    </style:style>
    <style:style style:name="Table2.B" style:family="table-column">
      <style:table-column-properties style:column-width="7.1cm"/>
    </style:style>
    <style:style style:name="Table2.C" style:family="table-column">
      <style:table-column-properties style:column-width="7.338cm"/>
    </style:style>
    <style:style style:name="Table2.A1" style:family="table-cell">
      <style:table-cell-properties style:vertical-align="middle" fo:padding="0.049cm" fo:border="none"/>
    </style:style>
    <style:style style:name="P1" style:family="paragraph" style:parent-style-name="Text_20_body" style:list-style-name="L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3">
      <style:text-properties fo:font-weight="bold"/>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paragraph-properties fo:margin-left="0cm" fo:margin-right="0cm" fo:text-indent="0cm" style:auto-text-indent="false"/>
    </style:style>
    <style:style style:name="P7" style:family="paragraph" style:parent-style-name="Text_20_body" style:list-style-name="L4"/>
    <style:style style:name="P8" style:family="paragraph" style:parent-style-name="Text_20_body" style:list-style-name="L5">
      <style:paragraph-properties fo:margin-left="0cm" fo:margin-right="0cm" fo:text-indent="0cm" style:auto-text-indent="false"/>
    </style:style>
    <style:style style:name="P9" style:family="paragraph" style:parent-style-name="Text_20_body" style:list-style-name="L5"/>
    <style:style style:name="P10" style:family="paragraph" style:parent-style-name="Table_20_Contents">
      <style:text-properties fo:font-weight="bold"/>
    </style:style>
    <style:style style:name="P11" style:family="paragraph" style:parent-style-name="Text_20_body">
      <style:paragraph-properties fo:margin-top="0cm" fo:margin-bottom="0cm" style:contextual-spacing="false"/>
    </style:style>
    <style:style style:name="P12" style:family="paragraph" style:parent-style-name="Text_20_body" style:list-style-name="L6">
      <style:paragraph-properties fo:margin-left="0cm" fo:margin-right="0cm" fo:text-indent="0cm" style:auto-text-indent="false"/>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text-properties fo:font-weight="bold"/>
    </style:style>
    <style:style style:name="P17" style:family="paragraph" style:parent-style-name="Text_20_body" style:list-style-name="L9">
      <style:text-properties fo:font-weight="bold"/>
    </style:style>
    <style:style style:name="P18" style:family="paragraph" style:parent-style-name="Text_20_body" style:list-style-name="L9"/>
    <style:style style:name="P19" style:family="paragraph" style:parent-style-name="Text_20_body" style:list-style-name="L10">
      <style:paragraph-properties fo:margin-left="0cm" fo:margin-right="0cm" fo:text-indent="0cm" style:auto-text-indent="false"/>
    </style:style>
    <style:style style:name="P20" style:family="paragraph" style:parent-style-name="Text_20_body" style:list-style-name="L10"/>
    <style:style style:name="P21" style:family="paragraph" style:parent-style-name="Text_20_body" style:list-style-name="L11">
      <style:paragraph-properties fo:margin-left="0cm" fo:margin-right="0cm" fo:text-indent="0cm" style:auto-text-indent="false"/>
    </style:style>
    <style:style style:name="P22" style:family="paragraph" style:parent-style-name="Standard">
      <style:text-properties style:text-underline-style="solid" style:text-underline-type="double" style:text-underline-width="auto" style:text-underline-color="font-color"/>
    </style:style>
    <style:style style:name="T1" style:family="text">
      <style:text-properties fo:font-weight="bol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Query successful</text:p>
        </text:list-item>
      </text:list>
      <text:section text:style-name="Sect1" text:name="model-response-message-contentr_e67a2a0341bb736c">
        <text:p text:style-name="P2">Here's a breakdown of the assignment questions related to Data Communication and Computer Networks.</text:p>
        <text:h text:style-name="P3" text:outline-level="3">1. Computer Network Concepts and Components</text:h>
        <text:p text:style-name="P2">A computer network is a system that connects two or more computing devices to share resources like data, hardware, and software. It enables devices to communicate with each other, creating a shared environment for information exchange. Think of it as a digital web connecting computers, printers, and other devices, allowing them to "talk" to one another.</text:p>
        <text:p text:style-name="Text_20_body">To set up a basic network, you need several key components:</text:p>
        <text:list text:style-name="L2">
          <text:list-item>
            <text:p text:style-name="P4"><text:span text:style-name="T1">Nodes/Devices:</text:span> These are the computing devices that are part of the network, such as computers, laptops, printers, or servers.</text:p>
          </text:list-item>
          <text:list-item>
            <text:p text:style-name="P4"><text:span text:style-name="T1">Transmission Media:</text:span> The physical medium used to connect devices. This can be wired, like <text:span text:style-name="T1">twisted-pair cables</text:span>, <text:span text:style-name="T1">coaxial cables</text:span>, or <text:span text:style-name="T1">fiber optic cables</text:span>, or it can be wireless, using technologies like <text:span text:style-name="T1">Wi-Fi</text:span> or <text:span text:style-name="T1">Bluetooth</text:span>.</text:p>
          </text:list-item>
          <text:list-item>
            <text:p text:style-name="P4"><text:span text:style-name="T1">Network Interface Card (NIC):</text:span> A hardware component, often a card or a chip, that allows a device to connect to a network. Each NIC has a unique physical address, known as a <text:span text:style-name="T1">MAC address</text:span>.</text:p>
          </text:list-item>
          <text:list-item>
            <text:p text:style-name="P4"><text:span text:style-name="T1">Network Devices:</text:span> These devices manage the data flow and connectivity. Examples include <text:span text:style-name="T1">hubs</text:span>, <text:span text:style-name="T1">switches</text:span>, and <text:span text:style-name="T1">routers</text:span>.</text:p>
          </text:list-item>
          <text:list-item>
            <text:p text:style-name="P4"><text:span text:style-name="T1">Protocols:</text:span> A set of rules that govern how data is formatted, transmitted, and received. <text:span text:style-name="T1">TCP/IP</text:span> is a common example.</text:p>
          </text:list-item>
          <text:list-item>
            <text:p text:style-name="P4"><text:span text:style-name="T1">Operating System/Software:</text:span> The software that manages network resources, such as network operating systems like Windows Server or Linux.</text:p>
          </text:list-item>
        </text:list>
        <text:p text:style-name="Horizontal_20_Line"/>
        <text:h text:style-name="P3" text:outline-level="3">2. Real-Life Applications of Computer Networks</text:h>
        <text:p text:style-name="Text_20_body">Computer networks are integral to modern life, powering many different domains. Here are five examples:</text:p>
        <text:list text:style-name="L3">
          <text:list-item>
            <text:p text:style-name="P5"><text:span text:style-name="T1">Social Networking:</text:span> Platforms like Facebook, Instagram, and Twitter use vast networks to connect people globally, allowing for real-time communication, content sharing, and information dissemination.</text:p>
          </text:list-item>
          <text:list-item>
            <text:p text:style-name="P5"><text:span text:style-name="T1">E-commerce:</text:span> Websites such as Amazon and eBay use networks to facilitate online shopping, allowing customers to browse products, make payments, and track orders from anywhere in the world.</text:p>
          </text:list-item>
          <text:list-item>
            <text:p text:style-name="P5"><text:span text:style-name="T1">Online Banking:</text:span> Financial institutions use secure networks to allow customers to manage their accounts, transfer funds, and pay bills from their computers or smartphones.</text:p>
          </text:list-item>
          <text:list-item>
            <text:p text:style-name="P5"><text:span text:style-name="T1">Video Conferencing:</text:span> Applications like Zoom and Google Meet rely on networks to transmit audio and video data, enabling remote meetings, online classes, and virtual <text:soft-page-break/>communication.</text:p>
          </text:list-item>
          <text:list-item>
            <text:p text:style-name="P5"><text:span text:style-name="T1">Telecommunication:</text:span> Mobile networks connect cell phones, allowing for voice calls, text messaging, and mobile data usage.</text:p>
          </text:list-item>
        </text:list>
        <text:p text:style-name="Horizontal_20_Line"/>
        <text:h text:style-name="P3" text:outline-level="3">3. Differentiating LAN, MAN, and WAN</text:h>
        <text:p text:style-name="Text_20_body">Local Area Network (LAN), Metropolitan Area Network (MAN), and Wide Area Network (WAN) are classifications of computer networks based on their geographical size and scope.</text:p>
        <text:list text:style-name="L4">
          <text:list-item>
            <text:p text:style-name="P6"><text:span text:style-name="T1">LAN (Local Area Network):</text:span> A network that covers a small, localized area, such as a home, office building, or school campus. It's typically owned and managed by a single organization and is known for its high data transfer rates. </text:p>
            <text:list>
              <text:list-item>
                <text:p text:style-name="P7"><text:span text:style-name="T1">Example:</text:span> A network connecting computers and a printer within a single office building.</text:p>
              </text:list-item>
            </text:list>
          </text:list-item>
          <text:list-item>
            <text:p text:style-name="P6"><text:span text:style-name="T1">MAN (Metropolitan Area Network):</text:span> A larger network that spans a metropolitan area or a city. It connects multiple LANs and can be owned by a single entity or multiple organizations. </text:p>
            <text:list>
              <text:list-item>
                <text:p text:style-name="P7"><text:span text:style-name="T1">Example:</text:span> A network connecting different branches of a bank within the same city.</text:p>
              </text:list-item>
            </text:list>
          </text:list-item>
          <text:list-item>
            <text:p text:style-name="P6"><text:span text:style-name="T1">WAN (Wide Area Network):</text:span> A network that extends over a large geographical area, such as a country or continent. The most famous example is the Internet. WANs often use public telecommunication lines and are typically slower than LANs. </text:p>
            <text:list>
              <text:list-item>
                <text:p text:style-name="P7"><text:span text:style-name="T1">Example:</text:span> A multinational corporation connecting its offices in New York, London, and Tokyo.</text:p>
              </text:list-item>
            </text:list>
          </text:list-item>
        </text:list>
        <text:p text:style-name="Horizontal_20_Line"/>
        <text:h text:style-name="P3" text:outline-level="3">4. OSI vs. TCP/IP Model</text:h>
        <text:p text:style-name="Text_20_body">The <text:span text:style-name="T1">OSI (Open Systems Interconnection) Model</text:span> and the <text:span text:style-name="T1">TCP/IP (Transmission Control Protocol/Internet Protocol) Model</text:span> are two conceptual frameworks that describe how data is transmitted over a network.</text:p>
        <text:list text:style-name="L5">
          <text:list-item>
            <text:p text:style-name="P8"><text:span text:style-name="T1">OSI Model:</text:span> A theoretical, seven-layer model that provides a universal standard for network communication. It separates network functions into distinct layers, making it easier to troubleshoot and develop network protocols. </text:p>
            <text:list>
              <text:list-item>
                <text:p text:style-name="P9"><text:span text:style-name="T1">Example:</text:span> The physical layer handles the physical connection, while the application layer provides the user interface for network services.</text:p>
              </text:list-item>
            </text:list>
          </text:list-item>
          <text:list-item>
            <text:p text:style-name="P8"><text:span text:style-name="T1">TCP/IP Model:</text:span> A four-layer, practical model that forms the foundation of the Internet. It is less complex than the OSI model and focuses on the protocols used for data transmission. </text:p>
            <text:list>
              <text:list-item>
                <text:p text:style-name="P9"><text:span text:style-name="T1">Example:</text:span> An email is sent from your computer. The application layer handles the message, the transport layer breaks it into segments, the internet layer routes the segments, and the network access layer prepares them for the physical medium.</text:p>
              </text:list-item>
            </text:list>
          </text:list-item>
        </text:list>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Contents">Feature</text:p>
              </table:table-cell>
              <table:table-cell table:style-name="Table1.A1" office:value-type="string">
                <text:p text:style-name="Table_20_Contents">OSI Model</text:p>
              </table:table-cell>
              <table:table-cell table:style-name="Table1.A1" office:value-type="string">
                <text:p text:style-name="Table_20_Contents">TCP/IP Model</text:p>
              </table:table-cell>
            </table:table-row>
          </table:table-header-rows>
          <table:table-row>
            <table:table-cell table:style-name="Table1.A1" office:value-type="string">
              <text:p text:style-name="P10">Number of Layers</text:p>
            </table:table-cell>
            <table:table-cell table:style-name="Table1.A1" office:value-type="string">
              <text:p text:style-name="Table_20_Contents">7 layers (Application, Presentation, Session, Transport, Network, Data Link, Physical)</text:p>
            </table:table-cell>
            <table:table-cell table:style-name="Table1.A1" office:value-type="string">
              <text:p text:style-name="Table_20_Contents">4 layers (Application, Transport, Internet, Network Access)</text:p>
            </table:table-cell>
          </table:table-row>
          <table:table-row>
            <table:table-cell table:style-name="Table1.A1" office:value-type="string">
              <text:p text:style-name="P10">Development</text:p>
            </table:table-cell>
            <table:table-cell table:style-name="Table1.A1" office:value-type="string">
              <text:p text:style-name="Table_20_Contents">Developed as a theoretical standard</text:p>
            </table:table-cell>
            <table:table-cell table:style-name="Table1.A1" office:value-type="string">
              <text:p text:style-name="Table_20_Contents">Developed for the Internet</text:p>
            </table:table-cell>
          </table:table-row>
          <table:table-row>
            <table:table-cell table:style-name="Table1.A1" office:value-type="string">
              <text:p text:style-name="P10">Protocols</text:p>
            </table:table-cell>
            <table:table-cell table:style-name="Table1.A1" office:value-type="string">
              <text:p text:style-name="Table_20_Contents">Protocols were defined after the model</text:p>
            </table:table-cell>
            <table:table-cell table:style-name="Table1.A1" office:value-type="string">
              <text:p text:style-name="Table_20_Contents">The model was developed around protocols</text:p>
            </table:table-cell>
          </table:table-row>
          <table:table-row>
            <table:table-cell table:style-name="Table1.A1" office:value-type="string">
              <text:p text:style-name="P10">Reliability</text:p>
            </table:table-cell>
            <table:table-cell table:style-name="Table1.A1" office:value-type="string">
              <text:p text:style-name="Table_20_Contents">Connection-oriented and connectionless communication in the Transport layer</text:p>
            </table:table-cell>
            <table:table-cell table:style-name="Table1.A1" office:value-type="string">
              <text:p text:style-name="Table_20_Contents">Primarily connection-oriented in the Transport layer</text:p>
            </table:table-cell>
          </table:table-row>
        </table:table>
        <text:p text:style-name="P11">Export to Sheets</text:p>
        <text:p text:style-name="Horizontal_20_Line"/>
        <text:h text:style-name="P3" text:outline-level="3">5. The Seven Layers of the OSI Model</text:h>
        <text:p text:style-name="P2">The OSI Model divides network communication into seven distinct layers, each with a specific function. </text:p>
        <text:list text:style-name="L6">
          <text:list-item>
            <text:p text:style-name="P12"><text:span text:style-name="T1">Application Layer:</text:span> The top layer, providing the interface for users to interact with the network. </text:p>
            <text:p text:style-name="P12"><text:span text:style-name="T1">Functions:</text:span> Provides services like email, file transfer (FTP), and web browsing (HTTP). </text:p>
          </text:list-item>
          <text:list-item>
            <text:p text:style-name="P12"><text:span text:style-name="T1">Presentation Layer:</text:span> Translates, encrypts, and compresses data. </text:p>
            <text:p text:style-name="P12"><text:span text:style-name="T1">Functions:</text:span> Ensures data is in a format that the receiving application can understand. </text:p>
          </text:list-item>
          <text:list-item>
            <text:p text:style-name="P12"><text:span text:style-name="T1">Session Layer:</text:span> Manages and controls communication sessions between applications. </text:p>
            <text:p text:style-name="P12"><text:span text:style-name="T1">Functions:</text:span> Establishes, maintains, and terminates connections between devices. </text:p>
          </text:list-item>
          <text:list-item>
            <text:p text:style-name="P12"><text:span text:style-name="T1">Transport Layer:</text:span> Handles the end-to-end delivery of data. </text:p>
            <text:p text:style-name="P13"><text:span text:style-name="T1">Functions:</text:span> Segments data into smaller packets and provides error checking and flow control. </text:p>
            <text:p text:style-name="P12"><text:span text:style-name="T1">TCP</text:span> and <text:span text:style-name="T1">UDP</text:span> are key protocols here. </text:p>
          </text:list-item>
          <text:list-item>
            <text:p text:style-name="P12"><text:span text:style-name="T1">Network Layer:</text:span> Manages logical addressing and routing. </text:p>
            <text:p text:style-name="P12"><text:span text:style-name="T1">Functions:</text:span> Determines the best path for data packets to travel and uses <text:span text:style-name="T1">IP addresses</text:span> for logical addressing. </text:p>
          </text:list-item>
          <text:list-item>
            <text:p text:style-name="P12"><text:span text:style-name="T1">Data Link Layer:</text:span> Provides error-free transmission of data frames between nodes. </text:p>
            <text:p text:style-name="P12"><text:span text:style-name="T1">Functions:</text:span> Manages physical addressing (MAC addresses) and provides error detection. </text:p>
          </text:list-item>
          <text:list-item>
            <text:p text:style-name="P12"><text:span text:style-name="T1">Physical Layer:</text:span> The bottom layer, responsible for the physical connection. </text:p>
            <text:p text:style-name="P12"><text:span text:style-name="T1">Functions:</text:span> Defines the electrical, mechanical, and procedural specifications for data transmission over the physical medium (e.g., cables, radio waves). </text:p>
          </text:list-item>
        </text:list>
        <text:p text:style-name="Horizontal_20_Line"/>
        <text:h text:style-name="P3" text:outline-level="3">6. The TCP/IP Model and OSI Mapping</text:h>
        <text:p text:style-name="Text_20_body">The TCP/IP model has four layers and is a more simplified version of the OSI model. It effectively combines some of the OSI layers into single, broader layers.</text:p>
        <text:list text:style-name="L7">
          <text:list-item>
            <text:p text:style-name="P14"><text:soft-page-break/><text:span text:style-name="T1">Application Layer:</text:span> This layer combines the OSI's Application, Presentation, and Session layers. <text:span text:style-name="T1">Functions:</text:span> Provides services for applications, including HTTP, FTP, SMTP (for email), and DNS.</text:p>
          </text:list-item>
          <text:list-item>
            <text:p text:style-name="P14"><text:span text:style-name="T1">Transport Layer:</text:span> This layer is equivalent to the OSI's Transport layer. <text:span text:style-name="T1">Functions:</text:span> Manages end-to-end communication and data flow using protocols like <text:span text:style-name="T1">TCP</text:span> and <text:span text:style-name="T1">UDP</text:span>.</text:p>
          </text:list-item>
          <text:list-item>
            <text:p text:style-name="P14"><text:span text:style-name="T1">Internet Layer:</text:span> This layer is equivalent to the OSI's Network layer. <text:span text:style-name="T1">Functions:</text:span> Responsible for logical addressing (<text:span text:style-name="T1">IP addresses</text:span>) and routing data packets across the network.</text:p>
          </text:list-item>
          <text:list-item>
            <text:p text:style-name="P14"><text:span text:style-name="T1">Network Access Layer:</text:span> This layer combines the OSI's Data Link and Physical layers. <text:span text:style-name="T1">Functions:</text:span> Handles the physical transmission of data and the local network communication, including device-to-device addressing (<text:span text:style-name="T1">MAC addresses</text:span>).</text:p>
          </text:list-item>
        </text:list>
        <text:p text:style-name="Horizontal_20_Line"/>
        <text:h text:style-name="P3" text:outline-level="3">7. Network Topologies with Diagrams</text:h>
        <text:p text:style-name="Text_20_body">Network topology refers to the physical or logical arrangement of a network.</text:p>
        <text:list text:style-name="L8">
          <text:list-item>
            <text:p text:style-name="P15"><text:span text:style-name="T1">Bus Topology:</text:span> All devices are connected to a single central cable. * <text:span text:style-name="T1">Ring Topology:</text:span> Devices are connected in a closed loop, with each device connected to exactly two others. * <text:span text:style-name="T1">Star Topology:</text:span> All devices are individually connected to a central hub or switch. * <text:span text:style-name="T1">Mesh Topology:</text:span> Every device is connected to every other device in the network. * <text:span text:style-name="T1">Tree Topology:</text:span> A hierarchical structure combining elements of a bus and star topology. * <text:span text:style-name="T1">Hybrid Topology:</text:span> A combination of two or more different topologies.</text:p>
          </text:list-item>
        </text:list>
        <text:p text:style-name="Horizontal_20_Line"/>
        <text:h text:style-name="P3" text:outline-level="3">8. Peer-to-Peer vs. Client-Server Networks</text:h>
        <text:p text:style-name="Text_20_body">These are two fundamental network architectures that define how resources are shared and manag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Feature</text:p>
              </table:table-cell>
              <table:table-cell table:style-name="Table2.A1" office:value-type="string">
                <text:p text:style-name="Table_20_Contents">Peer-to-Peer (P2P) Network</text:p>
              </table:table-cell>
              <table:table-cell table:style-name="Table2.A1" office:value-type="string">
                <text:p text:style-name="Table_20_Contents">Client-Server Network</text:p>
              </table:table-cell>
            </table:table-row>
          </table:table-header-rows>
          <table:table-row>
            <table:table-cell table:style-name="Table2.A1" office:value-type="string">
              <text:p text:style-name="P10">Architecture</text:p>
            </table:table-cell>
            <table:table-cell table:style-name="Table2.A1" office:value-type="string">
              <text:p text:style-name="Table_20_Contents">All devices (peers) are equal and can act as both clients and servers.</text:p>
            </table:table-cell>
            <table:table-cell table:style-name="Table2.A1" office:value-type="string">
              <text:p text:style-name="Table_20_Contents">A central server provides resources and services to clients.</text:p>
            </table:table-cell>
          </table:table-row>
          <table:table-row>
            <table:table-cell table:style-name="Table2.A1" office:value-type="string">
              <text:p text:style-name="P10">Control</text:p>
            </table:table-cell>
            <table:table-cell table:style-name="Table2.A1" office:value-type="string">
              <text:p text:style-name="Table_20_Contents">Decentralized control, no central authority.</text:p>
            </table:table-cell>
            <table:table-cell table:style-name="Table2.A1" office:value-type="string">
              <text:p text:style-name="Table_20_Contents">Centralized control, managed by the server.</text:p>
            </table:table-cell>
          </table:table-row>
          <table:table-row>
            <table:table-cell table:style-name="Table2.A1" office:value-type="string">
              <text:p text:style-name="P10">Scalability</text:p>
            </table:table-cell>
            <table:table-cell table:style-name="Table2.A1" office:value-type="string">
              <text:p text:style-name="Table_20_Contents">Difficult to scale as the number of devices grows.</text:p>
            </table:table-cell>
            <table:table-cell table:style-name="Table2.A1" office:value-type="string">
              <text:p text:style-name="Table_20_Contents">Highly scalable; easy to add more clients.</text:p>
            </table:table-cell>
          </table:table-row>
          <table:table-row>
            <table:table-cell table:style-name="Table2.A1" office:value-type="string">
              <text:p text:style-name="P10">Security</text:p>
            </table:table-cell>
            <table:table-cell table:style-name="Table2.A1" office:value-type="string">
              <text:p text:style-name="Table_20_Contents">Less secure, as security is managed by individual devices.</text:p>
            </table:table-cell>
            <table:table-cell table:style-name="Table2.A1" office:value-type="string">
              <text:p text:style-name="Table_20_Contents">More secure, as security is managed centrally by the server.</text:p>
            </table:table-cell>
          </table:table-row>
          <table:table-row>
            <table:table-cell table:style-name="Table2.A1" office:value-type="string">
              <text:p text:style-name="P10">Performance</text:p>
            </table:table-cell>
            <table:table-cell table:style-name="Table2.A1" office:value-type="string">
              <text:p text:style-name="Table_20_Contents">Performance can degrade as more peers are added.</text:p>
            </table:table-cell>
            <table:table-cell table:style-name="Table2.A1" office:value-type="string">
              <text:p text:style-name="Table_20_Contents">High performance, as the server is dedicated to resource management.</text:p>
            </table:table-cell>
          </table:table-row>
        </table:table>
        <text:p text:style-name="Text_20_body">Export to Sheets</text:p>
        <text:p text:style-name="P16">Advantages and Disadvantages:</text:p>
        <text:list text:style-name="L9">
          <text:list-item>
            <text:p text:style-name="P17">Peer-to-Peer:</text:p>
            <text:list>
              <text:list-item>
                <text:p text:style-name="P18"><text:soft-page-break/><text:span text:style-name="T1">Advantages:</text:span> Low cost, easy to set up for small networks, no need for a dedicated server.</text:p>
              </text:list-item>
              <text:list-item>
                <text:p text:style-name="P18"><text:span text:style-name="T1">Disadvantages:</text:span> Poor security, difficult to manage, and difficult to back up data.</text:p>
              </text:list-item>
            </text:list>
          </text:list-item>
          <text:list-item>
            <text:p text:style-name="P17">Client-Server:</text:p>
            <text:list>
              <text:list-item>
                <text:p text:style-name="P18"><text:span text:style-name="T1">Advantages:</text:span> Centralized management, better security, easier to back up data, and highly scalable.</text:p>
              </text:list-item>
              <text:list-item>
                <text:p text:style-name="P18"><text:span text:style-name="T1">Disadvantages:</text:span> High cost (dedicated server and administration), a single point of failure (if the server fails, the network may fail).</text:p>
              </text:list-item>
            </text:list>
          </text:list-item>
        </text:list>
        <text:p text:style-name="Horizontal_20_Line"/>
        <text:h text:style-name="P3" text:outline-level="3">9. Internet, Intranet, and Extranet</text:h>
        <text:p text:style-name="Text_20_body">These terms describe different types of networks based on their accessibility.</text:p>
        <text:list text:style-name="L10">
          <text:list-item>
            <text:p text:style-name="P19"><text:span text:style-name="T1">Internet:</text:span> A global public network of interconnected computer networks that anyone can access. It uses standard protocols like TCP/IP. </text:p>
            <text:list>
              <text:list-item>
                <text:p text:style-name="P20"><text:span text:style-name="T1">Example:</text:span> Browsing websites like Google, using email services like Gmail, or streaming videos on YouTube.</text:p>
              </text:list-item>
            </text:list>
          </text:list-item>
          <text:list-item>
            <text:p text:style-name="P19"><text:span text:style-name="T1">Intranet:</text:span> A private network that is only accessible to an organization's employees. It functions like a private version of the Internet, used for internal communication and resource sharing. </text:p>
            <text:list>
              <text:list-item>
                <text:p text:style-name="P20"><text:span text:style-name="T1">Example:</text:span> A company's internal portal for employees to access company news, HR documents, or project files.</text:p>
              </text:list-item>
            </text:list>
          </text:list-item>
          <text:list-item>
            <text:p text:style-name="P19"><text:span text:style-name="T1">Extranet:</text:span> A network that allows controlled access to a private intranet for specific external users, such as vendors, partners, or customers. It extends the company's private network to a limited audience. </text:p>
            <text:list>
              <text:list-item>
                <text:p text:style-name="P20"><text:span text:style-name="T1">Example:</text:span> A car manufacturer providing access to its inventory system for key suppliers to track part orders.</text:p>
              </text:list-item>
            </text:list>
          </text:list-item>
        </text:list>
        <text:p text:style-name="Horizontal_20_Line"/>
        <text:h text:style-name="P3" text:outline-level="3">10. Designing a Small Office Network</text:h>
        <text:p text:style-name="Text_20_body">For a small office with 20 employees, a <text:span text:style-name="T1">Client-Server</text:span> network would be the best choice. Here's why:</text:p>
        <text:list text:style-name="L11">
          <text:list-item>
            <text:p text:style-name="P21"><text:span text:style-name="T1">Network Type:</text:span> A <text:span text:style-name="T1">Client-Server</text:span> network is ideal because it provides centralized control and security, which is crucial for managing company data and resources. It also allows for easier data backup and resource management, such as a shared file server or a central printer. A Peer-to-Peer network would be too chaotic and insecure for a professional setting. </text:p>
          </text:list-item>
          <text:list-item>
            <text:p text:style-name="P21"><text:span text:style-name="T1">Topology:</text:span> The <text:span text:style-name="T1">Star Topology</text:span> is the most suitable choice. </text:p>
            <text:list>
              <text:list-item>
                <text:p text:style-name="P21"><text:span text:style-name="T1">Why:</text:span> It is easy to manage and troubleshoot. If a single cable or computer fails, it won't affect the rest of the network, which is a major advantage over bus or ring <text:soft-page-break/>topologies. It also provides better performance as each device has a dedicated connection to the central switch. </text:p>
              </text:list-item>
            </text:list>
          </text:list-item>
          <text:list-item>
            <text:p text:style-name="P21"><text:span text:style-name="T1">Model:</text:span> The <text:span text:style-name="T1">TCP/IP Model</text:span> would be used as it is the standard for modern networking. </text:p>
            <text:list>
              <text:list-item>
                <text:p text:style-name="P21"><text:span text:style-name="T1">Why:</text:span> It is the foundation of the Internet and is a practical, robust, and widely-supported model. It is efficient for handling data transmission and provides the necessary protocols for various network services, from email to web access, essential for any modern office. </text:p>
              </text:list-item>
            </text:list>
          </text:list-item>
        </text:list>
      </text:section>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8T13:05:33.703734932</meta:creation-date>
    <dc:date>2025-09-08T13:24:00.163447743</dc:date>
    <meta:editing-duration>PT18M26S</meta:editing-duration>
    <meta:editing-cycles>2</meta:editing-cycles>
    <meta:generator>LibreOffice/25.2.5.2$Linux_X86_64 LibreOffice_project/520$Build-2</meta:generator>
    <meta:document-statistic meta:table-count="2" meta:image-count="0" meta:object-count="0" meta:page-count="6" meta:paragraph-count="117" meta:word-count="1757" meta:character-count="11478" meta:non-whitespace-character-count="9860"/>
  </office:meta>
</office:document-meta>
</file>